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Serial Verson</text:p>
          </table:table-cell>
          <table:table-cell office:value-type="string" calcext:value-type="string">
            <text:p>Parallel 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ke Poems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kespeare hamlet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0685" calcext:value-type="float">
            <text:p>0.0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erton-ball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18169" calcext:value-type="float">
            <text:p>0.18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en-emma</text:p>
          </table:table-cell>
          <table:table-cell office:value-type="float" office:value="1.3336" calcext:value-type="float">
            <text:p>1.3336</text:p>
          </table:table-cell>
          <table:table-cell office:value-type="float" office:value="0.374" calcext:value-type="float">
            <text:p>0.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worth-Parents</text:p>
          </table:table-cell>
          <table:table-cell office:value-type="float" office:value="1.4044" calcext:value-type="float">
            <text:p>1.4044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8:20:24.877260319</meta:creation-date>
    <meta:generator>LibreOffice/5.1.6.2$Linux_X86_64 LibreOffice_project/10m0$Build-2</meta:generator>
    <dc:date>2017-04-19T18:38:32.734336494</dc:date>
    <meta:editing-duration>PT18M8S</meta:editing-duration>
    <meta:editing-cycles>1</meta:editing-cycles>
    <meta:document-statistic meta:table-count="1" meta:cell-count="19" meta:object-count="0"/>
  </office:meta>
</office:document-meta>
</file>